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0.954cm" fo:min-width="4.622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fill-color="#dddddd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4.622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90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6.90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5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7.6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2.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1cm" fo:min-width="2.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2.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.0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1.1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492cm"/>
    </style:style>
    <style:style style:name="gr17" style:family="graphic" style:parent-style-name="standard">
      <style:graphic-properties draw:textarea-horizontal-align="justify" draw:textarea-vertical-align="middle" draw:auto-grow-height="false" fo:min-height="0.115cm" fo:min-width="5.079cm"/>
    </style:style>
    <style:style style:name="gr18" style:family="graphic" style:parent-style-name="standard">
      <style:graphic-properties draw:textarea-horizontal-align="justify" draw:textarea-vertical-align="middle" draw:auto-grow-height="false" fo:min-height="0.114cm" fo:min-width="5.079cm"/>
    </style:style>
    <style:style style:name="gr19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0.637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2.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3cm" fo:min-width="7.1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7.167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Arial" fo:font-size="12pt" fo:font-weight="bold" style:font-size-asian="12pt" style:font-size-complex="12pt"/>
    </style:style>
    <style:style style:name="P4" style:family="paragraph">
      <style:paragraph-properties fo:text-align="end"/>
      <style:text-properties style:font-name="Arial" fo:font-size="12pt" fo:font-weight="bold" style:font-size-asian="12pt" style:font-size-complex="12pt"/>
    </style:style>
    <style:style style:name="P5" style:family="paragraph">
      <style:paragraph-properties fo:text-align="center"/>
      <style:text-properties style:font-name="Lucida Console" fo:font-size="12pt" fo:font-weight="bold" style:font-size-asian="12pt" style:font-size-complex="12pt"/>
    </style:style>
    <style:style style:name="P6" style:family="paragraph">
      <style:text-properties style:font-name="Arial" fo:font-size="12pt" fo:font-weight="bold" style:font-size-asian="12pt" style:font-size-complex="12pt"/>
    </style:style>
    <style:style style:name="P7" style:family="paragraph"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Lucida Console" fo:font-size="12pt" style:font-size-asian="12pt" style:font-size-complex="12pt"/>
    </style:style>
    <style:style style:name="T3" style:family="text">
      <style:text-properties style:font-name="Arial" fo:font-size="12p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5.222cm" svg:height="1.304cm" svg:x="14.828cm" svg:y="10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measurelines" svg:x1="17.42cm" svg:y1="10.521cm" svg:x2="17.42cm" svg:y2="11.825cm">
            <text:p/>
          </draw:line>
          <draw:line draw:style-name="gr2" draw:text-style-name="P1" draw:layer="measurelines" svg:x1="16.082cm" svg:y1="10.521cm" svg:x2="16.082cm" svg:y2="11.825cm">
            <text:p/>
          </draw:line>
          <draw:line draw:style-name="gr2" draw:text-style-name="P1" draw:layer="measurelines" svg:x1="18.758cm" svg:y1="10.521cm" svg:x2="18.758cm" svg:y2="11.825cm">
            <text:p/>
          </draw:line>
          <draw:custom-shape draw:style-name="gr3" draw:text-style-name="P2" draw:layer="layout" svg:width="5.222cm" svg:height="6.931cm" svg:x="14.828cm" svg:y="2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7.42cm" svg:y1="2.581cm" svg:x2="17.42cm" svg:y2="9.514cm">
            <text:p/>
          </draw:line>
          <draw:line draw:style-name="gr4" draw:text-style-name="P2" draw:layer="layout" svg:x1="16.082cm" svg:y1="2.581cm" svg:x2="16.082cm" svg:y2="9.514cm">
            <text:p/>
          </draw:line>
          <draw:line draw:style-name="gr4" draw:text-style-name="P2" draw:layer="layout" svg:x1="18.758cm" svg:y1="2.581cm" svg:x2="18.758cm" svg:y2="9.514cm">
            <text:p/>
          </draw:line>
          <draw:line draw:style-name="gr4" draw:text-style-name="P2" draw:layer="layout" svg:x1="14.828cm" svg:y1="8.189cm" svg:x2="20.05cm" svg:y2="8.189cm">
            <text:p/>
          </draw:line>
          <draw:line draw:style-name="gr4" draw:text-style-name="P2" draw:layer="layout" svg:x1="14.828cm" svg:y1="6.782cm" svg:x2="20.05cm" svg:y2="6.782cm">
            <text:p/>
          </draw:line>
          <draw:line draw:style-name="gr4" draw:text-style-name="P2" draw:layer="layout" svg:x1="14.828cm" svg:y1="5.375cm" svg:x2="20.05cm" svg:y2="5.375cm">
            <text:p/>
          </draw:line>
          <draw:line draw:style-name="gr4" draw:text-style-name="P2" draw:layer="layout" svg:x1="14.828cm" svg:y1="3.968cm" svg:x2="20.05cm" svg:y2="3.968cm">
            <text:p/>
          </draw:line>
          <draw:custom-shape draw:style-name="gr5" draw:text-style-name="P2" draw:layer="layout" svg:width="0.711cm" svg:height="7.352cm" svg:x="15.074cm" svg:y="2.931cm">
            <text:p/>
            <draw:enhanced-geometry svg:viewBox="0 0 21600 21600" draw:text-areas="?f0 0 ?f2 ?f5" draw:mirror-horizontal="false" draw:mirror-vertical="false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2" draw:layer="layout" svg:width="0.711cm" svg:height="7.351cm" svg:x="16.399cm" svg:y="2.932cm">
            <text:p/>
            <draw:enhanced-geometry svg:viewBox="0 0 21600 21600" draw:text-areas="?f0 0 ?f2 ?f5" draw:mirror-horizontal="false" draw:mirror-vertical="false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2" draw:layer="layout" svg:width="0.712cm" svg:height="7.351cm" svg:x="17.724cm" svg:y="2.933cm">
            <text:p/>
            <draw:enhanced-geometry svg:viewBox="0 0 21600 21600" draw:text-areas="?f0 0 ?f2 ?f5" draw:mirror-horizontal="false" draw:mirror-vertical="false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2" draw:layer="layout" svg:width="0.711cm" svg:height="7.351cm" svg:x="19.05cm" svg:y="2.933cm">
            <text:p/>
            <draw:enhanced-geometry svg:viewBox="0 0 21600 21600" draw:text-areas="?f0 0 ?f2 ?f5" draw:mirror-horizontal="false" draw:mirror-vertical="false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3" draw:layer="layout" svg:width="4.966cm" svg:height="0.721cm" svg:x="14.956cm" svg:y="11.988cm">
            <draw:text-box>
              <text:p text:style-name="P3"><text:span text:style-name="T1">Average for each day</text:span></text:p>
            </draw:text-box>
          </draw:frame>
          <draw:frame draw:style-name="gr8" draw:text-style-name="P4" draw:layer="measurelines" svg:width="1.599cm" svg:height="1.191cm" svg:x="13.355cm" svg:y="10.612cm">
            <draw:text-box>
              <text:p text:style-name="P4"><text:span text:style-name="T1">Daily</text:span></text:p>
              <text:p text:style-name="P4"><text:span text:style-name="T1">Avg</text:span></text:p>
            </draw:text-box>
          </draw:frame>
          <draw:frame draw:style-name="gr9" draw:text-style-name="P5" draw:layer="measurelines" svg:width="5.043cm" svg:height="0.67cm" svg:x="14.918cm" svg:y="12.871cm">
            <draw:text-box>
              <text:p text:style-name="P5"><text:span text:style-name="T2">data</text:span><text:span text:style-name="T2">.mean(axis=0)</text:span></text:p>
            </draw:text-box>
          </draw:frame>
          <draw:frame draw:style-name="gr10" draw:text-style-name="P6" draw:layer="layout" svg:width="2.325cm" svg:height="0.721cm" svg:x="1.1cm" svg:y="2.946cm">
            <draw:text-box>
              <text:p text:style-name="P6"><text:span text:style-name="T1">Patient 0</text:span></text:p>
            </draw:text-box>
          </draw:frame>
          <draw:frame draw:style-name="gr11" draw:text-style-name="P6" draw:layer="layout" svg:width="2.325cm" svg:height="0.721cm" svg:x="1.1cm" svg:y="4.379cm">
            <draw:text-box>
              <text:p text:style-name="P6"><text:span text:style-name="T1">Patient 1</text:span></text:p>
            </draw:text-box>
          </draw:frame>
          <draw:frame draw:style-name="gr12" draw:text-style-name="P6" draw:layer="layout" svg:width="2.325cm" svg:height="0.721cm" svg:x="1.1cm" svg:y="5.758cm">
            <draw:text-box>
              <text:p text:style-name="P6"><text:span text:style-name="T1">Patient 2</text:span></text:p>
            </draw:text-box>
          </draw:frame>
          <draw:frame draw:style-name="gr13" draw:text-style-name="P6" draw:layer="layout" svg:width="2.325cm" svg:height="0.721cm" svg:x="1.1cm" svg:y="7.192cm">
            <draw:text-box>
              <text:p text:style-name="P6"><text:span text:style-name="T1">Patient 3</text:span></text:p>
            </draw:text-box>
          </draw:frame>
          <draw:frame draw:style-name="gr14" draw:text-style-name="P7" draw:layer="layout" svg:width="0.336cm" svg:height="2.121cm" svg:x="2.172cm" svg:y="7.784cm">
            <draw:text-box>
              <text:p text:style-name="P7"><text:span text:style-name="T3">.</text:span></text:p>
              <text:p text:style-name="P7"><text:span text:style-name="T3">.</text:span></text:p>
              <text:p text:style-name="P7"><text:span text:style-name="T3">.</text:span></text:p>
            </draw:text-box>
          </draw:frame>
          <draw:frame draw:style-name="gr15" draw:text-style-name="P6" draw:layer="layout" svg:width="1.401cm" svg:height="1.661cm" svg:x="3.309cm" svg:y="1.392cm">
            <draw:text-box>
              <text:p text:style-name="P6"><text:span text:style-name="T1">Day</text:span></text:p>
              <text:p text:style-name="P3"><text:span text:style-name="T1">0</text:span></text:p>
            </draw:text-box>
          </draw:frame>
          <draw:frame draw:style-name="gr16" draw:text-style-name="P8" draw:layer="layout" svg:width="0.902cm" svg:height="0.721cm" svg:x="7.491cm" svg:y="1.559cm">
            <draw:text-box>
              <text:p text:style-name="P8"><text:span text:style-name="T3">...</text:span></text:p>
            </draw:text-box>
          </draw:frame>
          <draw:g>
            <draw:g>
              <draw:custom-shape draw:style-name="gr3" draw:text-style-name="P2" draw:layer="measurelines" svg:width="5.222cm" svg:height="6.931cm" svg:x="3.308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measurelines" svg:x1="5.9cm" svg:y1="2.581cm" svg:x2="5.9cm" svg:y2="9.514cm">
                <text:p/>
              </draw:line>
              <draw:line draw:style-name="gr2" draw:text-style-name="P2" draw:layer="measurelines" svg:x1="4.562cm" svg:y1="2.581cm" svg:x2="4.562cm" svg:y2="9.514cm">
                <text:p/>
              </draw:line>
              <draw:line draw:style-name="gr2" draw:text-style-name="P2" draw:layer="measurelines" svg:x1="7.238cm" svg:y1="2.581cm" svg:x2="7.238cm" svg:y2="9.514cm">
                <text:p/>
              </draw:line>
              <draw:line draw:style-name="gr2" draw:text-style-name="P2" draw:layer="measurelines" svg:x1="3.308cm" svg:y1="8.189cm" svg:x2="8.53cm" svg:y2="8.189cm">
                <text:p/>
              </draw:line>
              <draw:line draw:style-name="gr2" draw:text-style-name="P2" draw:layer="measurelines" svg:x1="3.308cm" svg:y1="6.782cm" svg:x2="8.53cm" svg:y2="6.782cm">
                <text:p/>
              </draw:line>
              <draw:line draw:style-name="gr2" draw:text-style-name="P2" draw:layer="measurelines" svg:x1="3.308cm" svg:y1="5.375cm" svg:x2="8.53cm" svg:y2="5.375cm">
                <text:p/>
              </draw:line>
              <draw:line draw:style-name="gr2" draw:text-style-name="P2" draw:layer="measurelines" svg:x1="3.308cm" svg:y1="3.968cm" svg:x2="8.53cm" svg:y2="3.968cm">
                <text:p/>
              </draw:line>
            </draw:g>
            <draw:custom-shape draw:style-name="gr17" draw:text-style-name="P2" draw:layer="measurelines" svg:width="5.796cm" svg:height="0.841cm" svg:x="3.599cm" svg:y="2.846cm">
              <text:p/>
              <draw:enhanced-geometry svg:viewBox="0 0 21600 21600" draw:text-areas="0 ?f0 ?f5 ?f2" draw:mirror-horizontal="false" draw:mirror-vertical="false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7" draw:text-style-name="P2" draw:layer="measurelines" svg:width="5.796cm" svg:height="0.841cm" svg:x="3.599cm" svg:y="4.225cm">
              <text:p/>
              <draw:enhanced-geometry svg:viewBox="0 0 21600 21600" draw:text-areas="0 ?f0 ?f5 ?f2" draw:mirror-horizontal="false" draw:mirror-vertical="false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" draw:text-style-name="P2" draw:layer="measurelines" svg:width="5.796cm" svg:height="0.84cm" svg:x="3.599cm" svg:y="5.659cm">
              <text:p/>
              <draw:enhanced-geometry svg:viewBox="0 0 21600 21600" draw:text-areas="0 ?f0 ?f5 ?f2" draw:mirror-horizontal="false" draw:mirror-vertical="false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7" draw:text-style-name="P2" draw:layer="measurelines" svg:width="5.796cm" svg:height="0.841cm" svg:x="3.599cm" svg:y="7.038cm">
              <text:p/>
              <draw:enhanced-geometry svg:viewBox="0 0 21600 21600" draw:text-areas="0 ?f0 ?f5 ?f2" draw:mirror-horizontal="false" draw:mirror-vertical="false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7" draw:text-style-name="P2" draw:layer="measurelines" svg:width="5.796cm" svg:height="0.841cm" svg:x="3.599cm" svg:y="8.471cm">
              <text:p/>
              <draw:enhanced-geometry svg:viewBox="0 0 21600 21600" draw:text-areas="0 ?f0 ?f5 ?f2" draw:mirror-horizontal="false" draw:mirror-vertical="false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custom-shape draw:style-name="gr19" draw:text-style-name="P2" draw:layer="measurelines" svg:width="1.237cm" svg:height="6.931cm" svg:x="9.63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" draw:text-style-name="P2" draw:layer="measurelines" svg:x1="9.629cm" svg:y1="8.189cm" svg:x2="10.867cm" svg:y2="8.189cm">
                <text:p/>
              </draw:line>
              <draw:line draw:style-name="gr4" draw:text-style-name="P2" draw:layer="measurelines" svg:x1="9.629cm" svg:y1="6.782cm" svg:x2="10.867cm" svg:y2="6.782cm">
                <text:p/>
              </draw:line>
              <draw:line draw:style-name="gr4" draw:text-style-name="P2" draw:layer="measurelines" svg:x1="9.629cm" svg:y1="5.375cm" svg:x2="10.867cm" svg:y2="5.375cm">
                <text:p/>
              </draw:line>
              <draw:line draw:style-name="gr4" draw:text-style-name="P2" draw:layer="measurelines" svg:x1="9.629cm" svg:y1="3.968cm" svg:x2="10.867cm" svg:y2="3.968cm">
                <text:p/>
              </draw:line>
            </draw:g>
          </draw:g>
          <draw:frame draw:style-name="gr20" draw:text-style-name="P3" draw:layer="measurelines" svg:width="2.032cm" svg:height="1.661cm" svg:x="9.274cm" svg:y="1.294cm">
            <draw:text-box>
              <text:p text:style-name="P3"><text:span text:style-name="T1">Patient</text:span></text:p>
              <text:p text:style-name="P3"><text:span text:style-name="T1">Max</text:span></text:p>
            </draw:text-box>
          </draw:frame>
          <draw:frame draw:style-name="gr21" draw:text-style-name="P3" draw:layer="measurelines" svg:width="4.775cm" svg:height="0.721cm" svg:x="4.699cm" svg:y="9.969cm">
            <draw:text-box>
              <text:p text:style-name="P3"><text:span text:style-name="T1">Max for each patient</text:span></text:p>
            </draw:text-box>
          </draw:frame>
          <draw:frame draw:style-name="gr22" draw:text-style-name="P5" draw:layer="measurelines" svg:width="4.761cm" svg:height="0.67cm" svg:x="4.707cm" svg:y="10.751cm">
            <draw:text-box>
              <text:p text:style-name="P5"><text:span text:style-name="T2">data.max(axis=1)</text:span></text:p>
            </draw:text-box>
          </draw:frame>
          <draw:frame draw:style-name="gr15" draw:text-style-name="P6" draw:layer="measurelines" svg:width="1.401cm" svg:height="1.661cm" svg:x="4.61cm" svg:y="1.393cm">
            <draw:text-box>
              <text:p text:style-name="P6"><text:span text:style-name="T1">Day</text:span></text:p>
              <text:p text:style-name="P3"><text:span text:style-name="T1">1</text:span></text:p>
            </draw:text-box>
          </draw:frame>
          <draw:frame draw:style-name="gr15" draw:text-style-name="P6" draw:layer="measurelines" svg:width="1.401cm" svg:height="1.661cm" svg:x="5.911cm" svg:y="1.394cm">
            <draw:text-box>
              <text:p text:style-name="P6"><text:span text:style-name="T1">Day</text:span></text:p>
              <text:p text:style-name="P3"><text:span text:style-name="T1">2</text:span></text:p>
            </draw:text-box>
          </draw:frame>
          <draw:frame draw:style-name="gr10" draw:text-style-name="P6" draw:layer="measurelines" svg:width="2.325cm" svg:height="0.721cm" svg:x="12.627cm" svg:y="2.947cm">
            <draw:text-box>
              <text:p text:style-name="P6"><text:span text:style-name="T1">Patient 0</text:span></text:p>
            </draw:text-box>
          </draw:frame>
          <draw:frame draw:style-name="gr11" draw:text-style-name="P6" draw:layer="measurelines" svg:width="2.325cm" svg:height="0.721cm" svg:x="12.627cm" svg:y="4.38cm">
            <draw:text-box>
              <text:p text:style-name="P6"><text:span text:style-name="T1">Patient 1</text:span></text:p>
            </draw:text-box>
          </draw:frame>
          <draw:frame draw:style-name="gr12" draw:text-style-name="P6" draw:layer="measurelines" svg:width="2.325cm" svg:height="0.721cm" svg:x="12.627cm" svg:y="5.759cm">
            <draw:text-box>
              <text:p text:style-name="P6"><text:span text:style-name="T1">Patient 2</text:span></text:p>
            </draw:text-box>
          </draw:frame>
          <draw:frame draw:style-name="gr13" draw:text-style-name="P6" draw:layer="measurelines" svg:width="2.325cm" svg:height="0.721cm" svg:x="12.627cm" svg:y="7.193cm">
            <draw:text-box>
              <text:p text:style-name="P6"><text:span text:style-name="T1">Patient 3</text:span></text:p>
            </draw:text-box>
          </draw:frame>
          <draw:frame draw:style-name="gr14" draw:text-style-name="P7" draw:layer="measurelines" svg:width="0.336cm" svg:height="2.121cm" svg:x="13.699cm" svg:y="7.785cm">
            <draw:text-box>
              <text:p text:style-name="P7"><text:span text:style-name="T3">.</text:span></text:p>
              <text:p text:style-name="P7"><text:span text:style-name="T3">.</text:span></text:p>
              <text:p text:style-name="P7"><text:span text:style-name="T3">.</text:span></text:p>
            </draw:text-box>
          </draw:frame>
          <draw:frame draw:style-name="gr15" draw:text-style-name="P6" draw:layer="measurelines" svg:width="1.401cm" svg:height="1.661cm" svg:x="14.809cm" svg:y="1.393cm">
            <draw:text-box>
              <text:p text:style-name="P6"><text:span text:style-name="T1">Day</text:span></text:p>
              <text:p text:style-name="P3"><text:span text:style-name="T1">0</text:span></text:p>
            </draw:text-box>
          </draw:frame>
          <draw:frame draw:style-name="gr16" draw:text-style-name="P8" draw:layer="measurelines" svg:width="0.902cm" svg:height="0.721cm" svg:x="19.091cm" svg:y="1.56cm">
            <draw:text-box>
              <text:p text:style-name="P8"><text:span text:style-name="T3">...</text:span></text:p>
            </draw:text-box>
          </draw:frame>
          <draw:frame draw:style-name="gr15" draw:text-style-name="P6" draw:layer="measurelines" svg:width="1.401cm" svg:height="1.661cm" svg:x="16.21cm" svg:y="1.394cm">
            <draw:text-box>
              <text:p text:style-name="P6"><text:span text:style-name="T1">Day</text:span></text:p>
              <text:p text:style-name="P3"><text:span text:style-name="T1">1</text:span></text:p>
            </draw:text-box>
          </draw:frame>
          <draw:frame draw:style-name="gr15" draw:text-style-name="P6" draw:layer="measurelines" svg:width="1.401cm" svg:height="1.661cm" svg:x="17.511cm" svg:y="1.395cm">
            <draw:text-box>
              <text:p text:style-name="P6"><text:span text:style-name="T1">Day</text:span></text:p>
              <text:p text:style-name="P3"><text:span text:style-name="T1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3:31:36.677142000</meta:creation-date>
    <dc:date>2015-05-10T14:44:12.855457000</dc:date>
    <meta:editing-duration>PT23M7S</meta:editing-duration>
    <meta:editing-cycles>3</meta:editing-cycles>
    <meta:generator>LibreOffice/4.3.7.2$MacOSX_X86_64 LibreOffice_project/8a35821d8636a03b8bf4e15b48f59794652c68ba</meta:generator>
    <meta:document-statistic meta:object-count="62"/>
  </office:meta>
</office:document-meta>
</file>